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instrukce" style:family="text">
      <style:text-properties style:use-window-font-color="true"/>
    </style:style>
    <style:style style:name="T19" style:parent-style-name="instrukce" style:family="text">
      <style:text-properties style:use-window-font-color="true"/>
    </style:style>
    <style:style style:name="P20" style:parent-style-name="podpis" style:family="paragraph">
      <style:paragraph-properties fo:margin-top="0.3333in"/>
    </style:style>
    <style:style style:name="T21" style:parent-style-name="instrukce" style:family="text">
      <style:text-properties style:use-window-font-color="true"/>
    </style:style>
    <style:style style:name="T22" style:parent-style-name="instrukce" style:family="text">
      <style:text-properties style:use-window-font-color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32/2024</text:p>
            <text:p text:style-name="Normální">KVOP-19384/2024</text:p>
            <text:p text:style-name="Normální">15. 05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M. Š.</text:p>
            <text:p text:style-name="Normální"/>
            <text:p text:style-name="Normální"/>
            <text:p text:style-name="Normální"/>
            <text:p text:style-name="Normální"/>
            <text:p text:style-name="P17">Doporučeně</text:p>
            <text:p text:style-name="Normální"/>
            <text:p text:style-name="Normální"/>
          </table:table-cell>
        </table:table-row>
      </table:table>
      <text:h text:style-name="Nadpis1" text:outline-level="1">Sdělení o<text:s/>vyřízení žádosti o informace</text:h>
      <text:h text:style-name="Nadpis1" text:outline-level="1">podle zákona č. 106/1999 Sb., o svobodném přístupu k informacím</text:h>
      <text:p text:style-name="Základnítext">Vážený pane Š.,</text:p>
      <text:p text:style-name="Základnítext">dne 13. května 2024 obdržel veřejný ochránce práv Vaši žádost o informace. Žádáte o zaslání Sborníku stanovisek veřejného ochránce práv Vězeňství a Vězeňství II.</text:p>
      <text:p text:style-name="Základnítext"><text:span text:style-name="Silné">Dáváme Vám tyto informace</text:span>:</text:p>
      <text:p text:style-name="Základnítext"><text:span text:style-name="T18">Sborník stanovisek veřejného ochránce práv Vězeňství z roku 2010 a Sborník stanovisek veřejného ochránce práv Vězeňství II z roku 2019. Žádné novější vydání není k dispozici a ani se v současné době nepřipravuj</text:span><text:span text:style-name="T19">e.</text:span></text:p>
      <text:p text:style-name="Základnítext">S pozdravem</text:p>
      <text:p text:style-name="Základnítext"/>
      <text:p text:style-name="Základnítext"/>
      <text:p text:style-name="P20">JUDr. Pavel Pořízek, Ph.D.</text:p>
      <text:p text:style-name="podpis">vedoucí Kanceláře veřejného ochránce práv</text:p>
      <text:p text:style-name="Normální"/>
      <text:p text:style-name="Normální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>Přílohy</text:p>
      <text:p text:style-name="Normální"><text:span text:style-name="T21">Sborník stanovisek veřejného ochránce práv Vězeňství</text:span></text:p>
      <text:p text:style-name="Normální"><text:span text:style-name="T22">Sborník stanovisek veřejného ochránce práv Vězeňství II</text:span>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GTSI*</text:span></text:p>
        <text:p text:style-name="P12"><text:span text:style-name="T13">KVOPX00EGTSI</text:span>KVOPX00EGTSI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06-18T08:51:00Z</meta:creation-date>
    <dc:date>2024-06-18T08:53:00Z</dc:date>
    <meta:print-date>2024-05-15T07:16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24" meta:character-count="858" meta:row-count="6" meta:non-whitespace-character-count="735"/>
  </office:meta>
</office:document-meta>
</file>